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3.6772in"/>
    </style:style>
    <style:style style:name="co5" style:family="table-column">
      <style:table-column-properties fo:break-before="auto" style:column-width="3.5055in"/>
    </style:style>
    <style:style style:name="co6" style:family="table-column">
      <style:table-column-properties fo:break-before="auto" style:column-width="2.3264in"/>
    </style:style>
    <style:style style:name="co7" style:family="table-column">
      <style:table-column-properties fo:break-before="auto" style:column-width="2.4335in"/>
    </style:style>
    <style:style style:name="co8" style:family="table-column">
      <style:table-column-properties fo:break-before="auto" style:column-width="3.5701in"/>
    </style:style>
    <style:style style:name="co9" style:family="table-column">
      <style:table-column-properties fo:break-before="auto" style:column-width="3.348in"/>
    </style:style>
    <style:style style:name="co10" style:family="table-column">
      <style:table-column-properties fo:break-before="auto" style:column-width="3.302in"/>
    </style:style>
    <style:style style:name="co11" style:family="table-column">
      <style:table-column-properties fo:break-before="auto" style:column-width="3.4736in"/>
    </style:style>
    <style:style style:name="co12" style:family="table-column">
      <style:table-column-properties fo:break-before="auto" style:column-width="3.4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g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2-1761603-6_T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Top_Botto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C1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2,H1</text:p>
          </table:table-cell>
          <table:table-cell office:value-type="string" calcext:value-type="string">
            <text:p>MountingHole_3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_SWITCH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TR1</text:p>
          </table:table-cell>
          <table:table-cell office:value-type="string" calcext:value-type="string">
            <text:p>70543-0001_M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1</text:p>
          </table:table-cell>
          <table:table-cell office:value-type="string" calcext:value-type="string">
            <text:p>1761681-7_T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Top_Bottom</text:p>
          </table:table-cell>
          <table:table-cell/>
        </table:table-row>
      </table:table>
      <table:table table:name="Hand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9,C1,C13,C14,C17,C3,C18,C7,C10,C8,C9</text:p>
          </table:table-cell>
          <table:table-cell office:value-type="string" calcext:value-type="string">
            <text:p>C_0603_1608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6,D5,D3,D4</text:p>
          </table:table-cell>
          <table:table-cell office:value-type="string" calcext:value-type="string">
            <text:p>D_T-1_P5.08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40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m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T-1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Zen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96-1_SO8_N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7GT/3J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TO-220-3_Horizontal_Tab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17_TO-2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706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6,R8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Ohm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C1,ENC2</text:p>
          </table:table-cell>
          <table:table-cell office:value-type="string" calcext:value-type="string">
            <text:p>PinSocket_1x05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_MTR6,C_MTR3,C_MTR2,C_MTR5,C_MTR1,C_MTR4</text:p>
          </table:table-cell>
          <table:table-cell office:value-type="string" calcext:value-type="string">
            <text:p>CP_Elec_6.3x7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mu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1,C22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_IPROPI2,R_IPROPI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0Ohm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3,R_EN1,R11,R12,R7,R5,R4,R14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0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27,R31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uF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0,R9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XTAL_ABL-16_A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L-16.000MHZ-B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TR_DRV2,MTR_DRV1</text:p>
          </table:table-cell>
          <table:table-cell office:value-type="string" calcext:value-type="string">
            <text:p>SOIC8_DDA_T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8251ADD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GA-14L_2P5X3X0P83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MT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OT1</text:p>
          </table:table-cell>
          <table:table-cell office:value-type="string" calcext:value-type="string">
            <text:p>PinHeader_1x02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MOD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V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1,JP2</text:p>
          </table:table-cell>
          <table:table-cell office:value-type="string" calcext:value-type="string">
            <text:p>PinHeader_1x02_P2.54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386k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11,C1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RL_FLS_URT1</text:p>
          </table:table-cell>
          <table:table-cell office:value-type="string" calcext:value-type="string">
            <text:p>PinHeader_2x05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0Oh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RET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Oh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1,H2</text:p>
          </table:table-cell>
          <table:table-cell office:value-type="string" calcext:value-type="string">
            <text:p>MountingHole_2.2mm_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N_TRM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Oh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Header_1x02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WR_CAN_IMU1,MTR1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4_Odd_Eve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_A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6,C15</text:p>
          </table:table-cell>
          <table:table-cell office:value-type="string" calcext:value-type="string">
            <text:p>CP_Axial_L10.0mm_D4.5mm_P15.00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muF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MU_OP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</table:table>
      <table:table table:name="Hand_B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2,H1</text:p>
          </table:table-cell>
          <table:table-cell office:value-type="string" calcext:value-type="string">
            <text:p>MountingHole_2.7mm_M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_B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1</text:p>
          </table:table-cell>
          <table:table-cell office:value-type="string" calcext:value-type="string">
            <text:p>OPB971N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/>
        </table:table-row>
      </table:table>
      <table:table table:name="IMU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LT_DBG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_EN1,INT_EN1,INT_SEL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er_3_Op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4,R3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2,H3,H1</text:p>
          </table:table-cell>
          <table:table-cell office:value-type="string" calcext:value-type="string">
            <text:p>MountingHole_3.2mm_M3_DIN965_Pad_Top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_Pa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MR330FT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GA-14L_2P5X3X0P83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MT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T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2C_PWR1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/>
        </table:table-row>
      </table:table>
      <table:table table:name="Rail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2,H3,H1</text:p>
          </table:table-cell>
          <table:table-cell office:value-type="string" calcext:value-type="string">
            <text:p>MountingHole_3.2mm_M3_DIN965_Pad_TopBot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_Pa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2-1761603-6_T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8_Top_Botto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PinHeader_2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7_Odd_Ev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CDSC706-0504C_B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C706-0504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</table:table>
      <table:table table:name="Shoulder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R2,MTR1</text:p>
          </table:table-cell>
          <table:table-cell office:value-type="string" calcext:value-type="string">
            <text:p>70543-0001_MOL</text:p>
          </table:table-cell>
          <table:table-cell office:value-type="float" office:value="2" calcext:value-type="float">
            <text:p>2</text:p>
          </table:table-cell>
          <table:table-cell office:value-type="float" office:value="705430001" calcext:value-type="float">
            <text:p>705430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,D3,D1,D4</text:p>
          </table:table-cell>
          <table:table-cell office:value-type="string" calcext:value-type="string">
            <text:p>D_T-1_P5.08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40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_MTR1</text:p>
          </table:table-cell>
          <table:table-cell office:value-type="string" calcext:value-type="string">
            <text:p>CP_Radial_D16.0mm_P7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mu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1,R13,R14,R20,R15,R16,R19,R17,R12,R18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kOh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C1,ENC2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2,H4,H1,H3</text:p>
          </table:table-cell>
          <table:table-cell office:value-type="string" calcext:value-type="string">
            <text:p>MountingHole_3.2mm_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P2,JP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TO-220-3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17_TO-2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706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5,C8,C9,C15,C3,C4,C2,C1,C14,C20,C19,C21,C22</text:p>
          </table:table-cell>
          <table:table-cell office:value-type="string" calcext:value-type="string">
            <text:p>C_0603_1608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N_TRM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Ohm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2,C13,C10,C11</text:p>
          </table:table-cell>
          <table:table-cell office:value-type="string" calcext:value-type="string">
            <text:p>CP_Radial_D5.0mm_P2.0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muF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mu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1_RLY_CTRL1</text:p>
          </table:table-cell>
          <table:table-cell office:value-type="string" calcext:value-type="string">
            <text:p>TO-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IGBT_CG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_IPROPI1,R2_IPROPI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0Ohm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TR_DRV1,MTR_DRV2</text:p>
          </table:table-cell>
          <table:table-cell office:value-type="string" calcext:value-type="string">
            <text:p>SOIC8_DDA_T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8251ADD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5,R4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V-3S-KT1</text:p>
          </table:table-cell>
          <table:table-cell office:value-type="string" calcext:value-type="string">
            <text:p>JV-3S-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_T-1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Zen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uF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GA-14L_2P5X3X0P83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6DSMT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V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96-1_SO8_N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7GT/3J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3,RLY_CTL_DBG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1P1T_NO_CK_KSC6xx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XTAL_ABL-16_A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L-16.000MHZ-B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WR_CAN_IN1,PWR_CAN_OUT1</text:p>
          </table:table-cell>
          <table:table-cell office:value-type="string" calcext:value-type="string">
            <text:p>TerminalBlock_4Ucon_1x04_P3.5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RETx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L_FLASH1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Oh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7,C6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O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MOD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_MTR2</text:p>
          </table:table-cell>
          <table:table-cell office:value-type="string" calcext:value-type="string">
            <text:p>CP_Radial_D10.0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mu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386k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11,R10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Ohm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SOT-666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P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0Ohm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/>
        </table:table-row>
      </table:table>
      <table:table table:name="Torso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1,C12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5,H3,H4</text:p>
          </table:table-cell>
          <table:table-cell office:value-type="string" calcext:value-type="string">
            <text:p>MountingHole_5.3mm_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,C13,C4,C10,C1,C3,C9,C19,C20,C18,C17</text:p>
          </table:table-cell>
          <table:table-cell office:value-type="string" calcext:value-type="string">
            <text:p>C_0603_1608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MOD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0Oh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0,R19,R12,R16,R14,R15,R18,R10,R13,R17,R11</text:p>
          </table:table-cell>
          <table:table-cell office:value-type="string" calcext:value-type="string">
            <text:p>R_0402_1005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0kOhm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u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96-1_SO8_N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A1057GT/3J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_MTR2,C_MTR1</text:p>
          </table:table-cell>
          <table:table-cell office:value-type="string" calcext:value-type="string">
            <text:p>CP_Radial_D16.0mm_P7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u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4,D2,D1,D3</text:p>
          </table:table-cell>
          <table:table-cell office:value-type="string" calcext:value-type="string">
            <text:p>D_T-1_P5.08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40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,C7,C8,C6</text:p>
          </table:table-cell>
          <table:table-cell office:value-type="string" calcext:value-type="string">
            <text:p>CP_Radial_D5.0mm_P2.0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mu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V-3S-KT1</text:p>
          </table:table-cell>
          <table:table-cell office:value-type="string" calcext:value-type="string">
            <text:p>JV-3S-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N_TRM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Ohm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_IPROPI2,R_IPROPI1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0Ohm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RL_FLASH1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3,U2</text:p>
          </table:table-cell>
          <table:table-cell office:value-type="string" calcext:value-type="string">
            <text:p>TO-220-3_Horizontal_TabD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317_TO-2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_T-1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Zen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706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_V_DBG1,RLY_CTL_DBG1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1P1T_NO_CK_KSC6xx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1_RLY_CTRL1</text:p>
          </table:table-cell>
          <table:table-cell office:value-type="string" calcext:value-type="string">
            <text:p>TO-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IGBT_CG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2,H1</text:p>
          </table:table-cell>
          <table:table-cell office:value-type="string" calcext:value-type="string">
            <text:p>MountingHole_3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1</text:p>
          </table:table-cell>
          <table:table-cell office:value-type="string" calcext:value-type="string">
            <text:p>SOT-666_S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P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R_DRV2,MTR_DRV1</text:p>
          </table:table-cell>
          <table:table-cell office:value-type="string" calcext:value-type="string">
            <text:p>SOIC8_DDA_T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V8251ADDA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IN1</text:p>
          </table:table-cell>
          <table:table-cell office:value-type="string" calcext:value-type="string">
            <text:p>1761681-7_T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Top_Botto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RETx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006P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386k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P2,JP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muF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Ohm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0Ohm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TAL1</text:p>
          </table:table-cell>
          <table:table-cell office:value-type="string" calcext:value-type="string">
            <text:p>XTAL_ABL-16_A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L-16.000MHZ-B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TR_ASY_DBG1</text:p>
          </table:table-cell>
          <table:table-cell office:value-type="string" calcext:value-type="string">
            <text:p>PinHeader_1x07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WR_CAN_OUT1</text:p>
          </table:table-cell>
          <table:table-cell office:value-type="string" calcext:value-type="string">
            <text:p>TerminalBlock_4Ucon_1x04_P3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TR2</text:p>
          </table:table-cell>
          <table:table-cell office:value-type="string" calcext:value-type="string">
            <text:p>70543-0001_MOL</text:p>
          </table:table-cell>
          <table:table-cell office:value-type="float" office:value="1" calcext:value-type="float">
            <text:p>1</text:p>
          </table:table-cell>
          <table:table-cell office:value-type="float" office:value="705430001" calcext:value-type="float">
            <text:p>70543000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C1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3V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7:42:58.857080873</meta:creation-date>
    <dc:date>2024-01-26T17:50:31.957832403</dc:date>
    <meta:editing-duration>PT7M29S</meta:editing-duration>
    <meta:editing-cycles>9</meta:editing-cycles>
    <meta:generator>LibreOffice/7.3.7.2$Linux_X86_64 LibreOffice_project/30$Build-2</meta:generator>
    <meta:document-statistic meta:table-count="7" meta:cell-count="832" meta:object-count="0"/>
  </office:meta>
</office:document-meta>
</file>